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Standard">
      <style:text-properties style:font-name="DejaVu Sans Light" fo:language="en" fo:country="US"/>
    </style:style>
    <style:style style:name="P3" style:family="paragraph" style:parent-style-name="Standard">
      <style:text-properties style:font-name="DejaVu Sans Light" fo:language="en" fo:country="US" fo:font-weight="normal" style:font-size-asian="10.5pt"/>
    </style:style>
    <style:style style:name="P4" style:family="paragraph" style:parent-style-name="Standard">
      <style:text-properties style:font-name="DejaVu Sans Light"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P5" style:family="paragraph" style:parent-style-name="Standard">
      <style:text-properties style:font-name="DejaVu Sans Light" fo:language="en" fo:country="US"/>
    </style:style>
    <style:style style:name="T1" style:family="text">
      <style:text-properties style:font-name="DejaVu Sans Light" fo:language="en" fo:country="US"/>
    </style:style>
    <style:style style:name="T2" style:family="text">
      <style:text-properties fo:language="en" fo:country="US"/>
    </style:style>
    <style:style style:name="T3" style:family="text">
      <style:text-properties fo:color="#ff00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rphogenesis of the Outside</text:p>
      <text:p text:style-name="P2"><text:s/></text:p>
      <text:p text:style-name="P2"/>
      <text:p text:style-name="P2"># tensegrity </text:p>
      <text:p text:style-name="P2"/>
      <text:p text:style-name="P2"># cryptopower</text:p>
      <text:p text:style-name="P2"/>
      <text:p text:style-name="P2"># exaptation </text:p>
      <text:p text:style-name="P2"/>
      <text:p text:style-name="P2"># diffeomorphism </text:p>
      <text:p text:style-name="P2"/>
      <text:p text:style-name="P2"># iridescence </text:p>
      <text:p text:style-name="P3"/>
      <text:p text:style-name="P2"># camouflage </text:p>
      <text:p text:style-name="P2"/>
      <text:p text:style-name="P2"># recursivity</text:p>
      <text:p text:style-name="P2"/>
      <text:p text:style-name="P2">outside of: </text:p>
      <text:p text:style-name="P2"/>
      <text:p text:style-name="P2">1. void -&gt; tohu-bohu </text:p>
      <text:p text:style-name="P2">2. universe -&gt; metaphysics</text:p>
      <text:p text:style-name="P2">3. a sheet of paper -&gt; diffeomorphism </text:p>
      <text:p text:style-name="P2">4. cybernetics -&gt; self-referential cybernetics </text:p>
      <text:p text:style-name="P2">5. masculine rational advantage -&gt; xenology </text:p>
      <text:p text:style-name="P2">6. verbal language -&gt; iconic &amp; enactive expression</text:p>
      <text:p text:style-name="P2">7. cryptopolitical power -&gt; supranatural propitiatory talent </text:p>
      <text:p text:style-name="P2"><text:s/></text:p>
      <text:p text:style-name="P2">- - - - - - - - </text:p>
      <text:p text:style-name="P2"/>
      <text:p text:style-name="P2">crypto-capitalism : talking points (elements of language), auto-completion </text:p>
      <text:p text:style-name="P2"/>
      <text:p text:style-name="P2">deconstructing language</text:p>
      <text:p text:style-name="P2"><text:s/></text:p>
      <text:p text:style-name="P2">own a territory § being owned, sub-ordinated </text:p>
      <text:p text:style-name="P2">allies, negotiation </text:p>
      <text:p text:style-name="P2"><text:s/></text:p>
      <text:p text:style-name="P2">limited space</text:p>
      <text:p text:style-name="P2">transitory strategy</text:p>
      <text:p text:style-name="P2">art of consequences</text:p>
      <text:p text:style-name="P2">masculine force feminine alliance, feminine other, alliance with other, levinas</text:p>
      <text:p text:style-name="P2"/>
      <text:p text:style-name="P2">fabrique of the sacred</text:p>
      <text:p text:style-name="P2"/>
      <text:p text:style-name="P2">Eurithmy list art center Lina Viste Grønli</text:p>
      <text:p text:style-name="P2"/>
      <text:p text:style-name="Standard"><text:span text:style-name="T1">Through mediums that include sculpture, photography, collage, and writing, Lina Viste Grønli investigates the tensions between physical things and abstract systems, particularly those of linguistics and philosophy. With considerable humor, and using everyday objects and materials, she considers categories that have been historically opposed—such as the intelligible and the sensible, words and things, the systematic and the arbitrary—and interprets the excess </text:span><text:soft-page-break/><text:span text:style-name="T1">or remainder that is uncontained by these binary structures. <text:line-break/><text:line-break/>Viste Grønli’s exhibition for </text:span><text:span text:style-name="Emphasis"><text:span text:style-name="T1">List Projects</text:span></text:span><text:span text:style-name="T1"> takes as its starting point the letter E, the most common one in the English language. A number of the works transform ordinary pieces of furniture—a table, a bookshelf, a corkboard—into the visual form of an E. She plays with a tenet of structural linguistics, namely that the relationship between signs and the sounds they designate is arbitrary. A photograph, for example, depicts a person performing the sound-shape of the letter E using Eurythmy, a movement art developed by Rudolf Steiner in the 1930s. The titles of these works that physicalize the letter E also use words that begin with the letter E, such as </text:span><text:span text:style-name="Emphasis"><text:span text:style-name="T1">Entropy</text:span></text:span><text:span text:style-name="T1">, </text:span><text:span text:style-name="Emphasis"><text:span text:style-name="T1">Eggplant</text:span></text:span><text:span text:style-name="T1">, </text:span><text:span text:style-name="Emphasis"><text:span text:style-name="T1">Ebola</text:span></text:span><text:span text:style-name="T1">, </text:span><text:span text:style-name="Emphasis"><text:span text:style-name="T1">Effrontery</text:span></text:span><text:span text:style-name="T1">, and </text:span><text:span text:style-name="Emphasis"><text:span text:style-name="T1">English</text:span></text:span><text:span text:style-name="T1">, forming something of an “E-Poem.” </text:span></text:p>
      <text:p text:style-name="P2"/>
      <text:p text:style-name="P2"/>
      <text:p text:style-name="P2">- - - - - </text:p>
      <text:p text:style-name="P2">SOUNDS </text:p>
      <text:p text:style-name="P2">- - - - - </text:p>
      <text:p text:style-name="P2">andrea jane cornell radio works http://andrea-janecornell.com/</text:p>
      <text:p text:style-name="P2">sounds of universe nasa kelly snook </text:p>
      <text:p text:style-name="P2">shaman sound repetitive </text:p>
      <text:p text:style-name="P2"/>
      <text:p text:style-name="P2">- - - - - - </text:p>
      <text:p text:style-name="P2">VIDEOS </text:p>
      <text:p text:style-name="P2">- - - - - - </text:p>
      <text:p text:style-name="P2">unicursal drawing vanuatu</text:p>
      <text:p text:style-name="P2">camouflage birds</text:p>
      <text:p text:style-name="P2">dynamic camouflage </text:p>
      <text:p text:style-name="P2">CNRS topology manifolds</text:p>
      <text:p text:style-name="P2">BBC planet earth</text:p>
      <text:p text:style-name="P2"/>
      <text:p text:style-name="P2"/>
      <text:p text:style-name="P2">morphogenesis </text:p>
      <text:p text:style-name="P2">alan turing, rené thom, mandelbrot, nottale </text:p>
      <text:p text:style-name="P2">structural, dynamic, </text:p>
      <text:p text:style-name="P2">milieu </text:p>
      <text:p text:style-name="P2">von huexkull, milieu, Umwelt, Umgebung </text:p>
      <text:p text:style-name="P2">epigenetics, dissolution dissimulation </text:p>
      <text:p text:style-name="P2">contreforme </text:p>
      <text:p text:style-name="P2">outside of language</text:p>
      <text:p text:style-name="P2"/>
      <text:p text:style-name="P2">outside of symbols pre-symbolic </text:p>
      <text:p text:style-name="P2">iconic, enactive, bruner </text:p>
      <text:p text:style-name="P2"/>
      <text:p text:style-name="P2">CAMOUFLAGE </text:p>
      <text:p text:style-name="P2"><text:s/></text:p>
      <text:p text:style-name="P2">FOMECBLOT A : « Fond, Forme, Fumée, Ombre, Mouvement, Masque, Éclat, Couleur, Bruit, Lumière, Laser, Odeur, Traces, Texture, Thermie, Animaux »</text:p>
      <text:p text:style-name="P2"><text:s/></text:p>
      <text:p text:style-name="P2">BSMGCNLOT A « Background, Shape, Smoke, Shadow, Motion, Mask, Glint, Color, Noise, Light, Laser, Odor, Traces, Texture, Thermo, Animals »</text:p>
      <text:p text:style-name="P2"/>
      <text:p text:style-name="P2">Dynamic Camouflage (<text:span text:style-name="T3">website email</text:span>) </text:p>
      <text:p text:style-name="P2"><text:soft-page-break/>Dazzling</text:p>
      <text:p text:style-name="P2"/>
      <text:p text:style-name="P2">Canadian Disruptive Pattern (CADPAT; French: dessin de camouflage canadien, DcamC)</text:p>
      <text:p text:style-name="P2"/>
      <text:p text:style-name="P2">michel pastoureau OURS / LION / RENARD </text:p>
      <text:p text:style-name="P2"/>
      <text:p text:style-name="P2">vera chytilova</text:p>
      <text:p text:style-name="P2">Unmoralische Geschichten </text:p>
      <text:p text:style-name="P2">http://www.bildstoerung.tv/blog/filme/la-bete-die-bestie/ </text:p>
      <text:p text:style-name="P2"/>
      <text:p text:style-name="P2">Editions Dehors </text:p>
      <text:p text:style-name="P2">La pommerie</text:p>
      <text:p text:style-name="P1"><text:a xlink:type="simple" xlink:href="http://www.lapommerie.org/nouvellepommerie/NL-0528-"><text:span text:style-name="T2">http://www.lapommerie.org/nouvellepommerie/NL-0528</text:span></text:a><text:span text:style-name="T2">/rencontres/programme_rae_2015.pdf </text:span></text:p>
      <text:p text:style-name="P2"/>
      <text:p text:style-name="P2">******for an art of consequences****** *eli kongs* </text:p>
      <text:p text:style-name="P2"/>
      <text:p text:style-name="P2">Bertrand Prevost* Philosopher. Cosmique cosmétique. Pour une cosmologie de la parure. </text:p>
      <text:p text:style-name="P2"/>
      <text:p text:style-name="P2">Cosmical Cosmetics: For a Cosmology of Adornment </text:p>
      <text:p text:style-name="P2">http://imagesrevues.revues.org/2181 names names namezzzz *adolphe portmann* Georg Simmel, G. Deleuze et F. Guattari, R. Caillois, Ernst Gombrich, Tertullian, Marcel Mausssssssssss, Marcel Mars, Nenad Romic chhhhhhhhhh ch ch chhhhhhhhhh </text:p>
      <text:p text:style-name="P2"/>
      <text:p text:style-name="P2"><text:span text:style-name="T4">camouflage</text:span> is between individual and milieu when <text:span text:style-name="T4">mimicry</text:span> is the relation between the different species </text:p>
      <text:p text:style-name="P2"/>
      <text:p text:style-name="P2">sexual dimorphism, sexual homeomorphism, sexual diffeomorphism, libidinal continuous 4-manifold, appearance, apparence, self presentation, selbstdarstellung, expressive appearance, expressive form, something in the form that is expressive, not the form: appearance is a vital function, visibility, audibility, …. expression, non adressed non adressed presentation. a show before there is the existence of a viewer. There is true appearance in a larger field than the interplay of morphological and sensory organs of higher animals </text:p>
      <text:p text:style-name="P2"/>
      <text:p text:style-name="P2">bergson read by deleuze mixed with spinoza:: plane of light, things are images in themselves, matter and memory, bergson berg son: fiction of the world entirely made of images, images for no one. </text:p>
      <text:p text:style-name="P2"/>
      <text:p text:style-name="P2">How can we talk about an image without an eye ? not yet an eye. </text:p>
      <text:p text:style-name="P2"/>
      <text:p text:style-name="P2">The light is not yet reflected and still propagating, never revealed. Notion of non-revealed light. Onto-theology, revelation, revelation of the light, lux erat, fiat lux, tohu bohu. Nor divine, nor physical for DELEUZE; the light must not precedes the phenomenon. The light is not longer a condition of physical visibility. The light from the appearance. Short Circuit of the Kantian opposition of the opposition of the noumenon and phenomenon. It does not help. absolutely not sensitive access to the object, purely intellectual. the thing in itself, noumenon, an object,<text:soft-page-break/>………………………………………………………………………………………………………………………………………………………………………………… very absolute objectivity of a thing in itself…………………………………………………………………………………………. </text:p>
      <text:p text:style-name="P2"/>
      <text:p text:style-name="P2">We remain prisoners of the subject-object dimensions </text:p>
      <text:p text:style-name="P2"/>
      <text:p text:style-name="P2">Luster water, l'eau lustrale, magical origine, water of dow, harvested, filtered, then filled with gem salt.</text:p>
      <text:p text:style-name="P2"/>
      <text:p text:style-name="P2">lokiS </text:p>
      <text:p text:style-name="P2">mérimée </text:p>
      <text:p text:style-name="P2">http://fmls.oxfordjournals.org/content/XXXVI/2/196.full.pdf+html </text:p>
      <text:p text:style-name="P2">https://en.wikipedia.org/wiki/Lokis_(novella) </text:p>
      <text:p text:style-name="P2">http://www.anthropoetics.ucla.edu/ap1402/1402sprenger.htm </text:p>
      <text:p text:style-name="P2">http://www.pitbook.com/textes/pdf/lokis.pdf </text:p>
      <text:p text:style-name="P2">http://uakino.net/video/31289-film-zver-1975-smotret-onlajn.html </text:p>
      <text:p text:style-name="P2">http://www.devildead.com/indexfilm.php3?FilmID=1060 </text:p>
      <text:p text:style-name="P2"><text:s/></text:p>
      <text:p text:style-name="P2">loki/shaman </text:p>
      <text:p text:style-name="P2">https://fr.wikipedia.org/wiki/Loki </text:p>
      <text:p text:style-name="P2"/>
      <text:p text:style-name="P2">playing </text:p>
      <text:p text:style-name="P2">livre hamayon </text:p>
      <text:p text:style-name="P2"/>
      <text:p text:style-name="P2">§§§§§§§§§§§§§§§§§§§§§§§§§§§§§§§§ </text:p>
      <text:p text:style-name="P2">written document </text:p>
      <text:p text:style-name="P2">§§§§§§§§§§§§§§§§§§§§§§§§§§§§§§§§ </text:p>
      <text:p text:style-name="P2"/>
      <text:p text:style-name="P2">1. void -&gt; tohu-bohu </text:p>
      <text:p text:style-name="P2">euphonia </text:p>
      <text:p text:style-name="P2">euphony </text:p>
      <text:p text:style-name="P2">euphonics </text:p>
      <text:p text:style-name="P2">resonance feedback </text:p>
      <text:p text:style-name="P2">accretion </text:p>
      <text:p text:style-name="P2">fourier transform </text:p>
      <text:p text:style-name="P2">Fast Fourier Transform FFT </text:p>
      <text:p text:style-name="P2">Hyper Fast Fourier Transform </text:p>
      <text:p text:style-name="P2">FTS Faster than sound </text:p>
      <text:p text:style-name="P2">FTL Faster Than Light </text:p>
      <text:p text:style-name="P2">Accelerationism </text:p>
      <text:p text:style-name="P2">Expansionism funnel of speculative accelerationism </text:p>
      <text:p text:style-name="P2"/>
      <text:p text:style-name="P2">2. universe -&gt; metaphysics </text:p>
      <text:p text:style-name="P2">man </text:p>
      <text:p text:style-name="P2">earth </text:p>
      <text:p text:style-name="P2">cosmos, </text:p>
      <text:p text:style-name="P2">universe, limited size of the universe. </text:p>
      <text:p text:style-name="P2">Meillassoux contingency </text:p>
      <text:p text:style-name="P2">meta as transcendence </text:p>
      <text:p text:style-name="P2"/>
      <text:p text:style-name="P2">3. a sheet of paper -&gt; diffeomorphisms </text:p>
      <text:p text:style-name="P2"><text:soft-page-break/>close unit </text:p>
      <text:p text:style-name="P2">two faces </text:p>
      <text:p text:style-name="P2">fold, cut </text:p>
      <text:p text:style-name="P2">self-similarity, scale-invariance, contains in itself </text:p>
      <text:p text:style-name="P2">2D to 3D to nD </text:p>
      <text:p text:style-name="P2">morphogenesis, dynamic gestaltung </text:p>
      <text:p text:style-name="P2">neurulation, gastrulation </text:p>
      <text:p text:style-name="P2">embryology, epigenesis </text:p>
      <text:p text:style-name="P2">recursive epigenesis of milieu, umgebung, umwelt </text:p>
      <text:p text:style-name="P2">von huexkull </text:p>
      <text:p text:style-name="P2">augustin berque mesology </text:p>
      <text:p text:style-name="P2">regis debray mediology </text:p>
      <text:p text:style-name="P2">recursive milieu </text:p>
      <text:p text:style-name="P2">mi-lieu of the milieu</text:p>
      <text:p text:style-name="P2">( hara )</text:p>
      <text:p text:style-name="P2">cut / in the sheet of paper </text:p>
      <text:p text:style-name="P2">transcendatal immanence </text:p>
      <text:p text:style-name="P2">ininite sides of the sheet of paper </text:p>
      <text:p text:style-name="P2">conforming </text:p>
      <text:p text:style-name="P2">confolding </text:p>
      <text:p text:style-name="P2">conforging the sheet onto its belly </text:p>
      <text:p text:style-name="P2">convoluting your*self from my*self </text:p>
      <text:p text:style-name="P2">3D to 4D, hypercube, tesseract </text:p>
      <text:p text:style-name="P2">inverting itself from itself </text:p>
      <text:p text:style-name="P2">diffeomorphing</text:p>
      <text:p text:style-name="P2">neither imploding nor exploding but self-conforming </text:p>
      <text:p text:style-name="P2">self, antiself, extended self, streched self, selfism, selfist, selfitude, servitude, selfology, selfanalogue, ipseity, alteripseity, alterego, collectivego, collectiveself, co co co co co collective body wi wi wi without a s s sssss sssssellllffffff </text:p>
      <text:p text:style-name="P2"/>
      <text:p text:style-name="P2">CONNECT *sonia sanchez* where is your fire? c cccc ccccatch the fire (Sometimes I wonder: </text:p>
      <text:p text:style-name="P2"/>
      <text:p text:style-name="P2">What to say to you now </text:p>
      <text:p text:style-name="P2">in the soft afternoon air as you </text:p>
      <text:p text:style-name="P2">hold us all in a single death?) </text:p>
      <text:p text:style-name="P2">I say— </text:p>
      <text:p text:style-name="P2">Where is your fire? </text:p>
      <text:p text:style-name="P2">I say— </text:p>
      <text:p text:style-name="P2">Where is your fire? </text:p>
      <text:p text:style-name="P2"/>
      <text:p text:style-name="P2">You got to find it and pass it on. </text:p>
      <text:p text:style-name="P2">You got to find it and pass it on </text:p>
      <text:p text:style-name="P2">from you to me from me to her from her </text:p>
      <text:p text:style-name="P2">to him from the son to the father from the </text:p>
      <text:p text:style-name="P2">brother to the sister from the daughter to </text:p>
      <text:p text:style-name="P2">the mother from the mother to the child. </text:p>
      <text:p text:style-name="P2"/>
      <text:p text:style-name="P2">Where is your fire? <text:s/>I say where is your fire? </text:p>
      <text:p text:style-name="P2">Can’t you smell it coming out of our past? </text:p>
      <text:p text:style-name="P2">The fire of living…not dying </text:p>
      <text:p text:style-name="P2"><text:soft-page-break/>The fire of loving…not killing </text:p>
      <text:p text:style-name="P2">The fire of Blackness…not gangster shadows. </text:p>
      <text:p text:style-name="P2">Where is our beautiful fire that gave light </text:p>
      <text:p text:style-name="P2">to the world? </text:p>
      <text:p text:style-name="P2">The fire of pyramids; </text:p>
      <text:p text:style-name="P2">The fire that burned through the holes of </text:p>
      <text:p text:style-name="P2">slaveships and made us breathe; </text:p>
      <text:p text:style-name="P2"/>
      <text:p text:style-name="P2">The fire that made guts into chitterlings; </text:p>
      <text:p text:style-name="P2">The fire that took rhythms and made jazz; </text:p>
      <text:p text:style-name="P2"/>
      <text:p text:style-name="P2">The fire of sit-ins and marches that made </text:p>
      <text:p text:style-name="P2">us jump boundaries and barriers; </text:p>
      <text:p text:style-name="P2">The fire that took street talk sounds </text:p>
      <text:p text:style-name="P2">and made righteous imhotep raps. </text:p>
      <text:p text:style-name="P2">Where is your fire, the torch of life </text:p>
      <text:p text:style-name="P2">full of Nzingha and Nat Turner and Garvey </text:p>
      <text:p text:style-name="P2">and DuBois and Fannie Lou Hamer and Martin </text:p>
      <text:p text:style-name="P2">and Malcolm and Mandela. </text:p>
      <text:p text:style-name="P2">Sister/Sistah <text:s/>Brother/Brotha <text:s/>Come/Come </text:p>
      <text:p text:style-name="P2"/>
      <text:p text:style-name="P2">CATCH YOUR FIRE…DON’T KILL </text:p>
      <text:p text:style-name="P2">HOLD YOUR FIRE…DON’T KILL </text:p>
      <text:p text:style-name="P2">LEARN YOUR FIRE…DON’T KILL </text:p>
      <text:p text:style-name="P2">BE THE FIRE…DON’T KILL </text:p>
      <text:p text:style-name="P2">Catch the fire and burn with eyes </text:p>
      <text:p text:style-name="P2">that see our souls: </text:p>
      <text:p text:style-name="P2">WALKING. </text:p>
      <text:p text:style-name="P2">SINGING. </text:p>
      <text:p text:style-name="P2">BUILDING. </text:p>
      <text:p text:style-name="P2">LAUGHING. </text:p>
      <text:p text:style-name="P2">LEARNING. </text:p>
      <text:p text:style-name="P2">LOVING. </text:p>
      <text:p text:style-name="P2">TEACHING. </text:p>
      <text:p text:style-name="P2">BEING. </text:p>
      <text:p text:style-name="P2">Hey. <text:s/>Brother/Brotha. <text:s/>Sister/Sista. </text:p>
      <text:p text:style-name="P2">Here is my hand. </text:p>
      <text:p text:style-name="P2">Catch the fire…and live. </text:p>
      <text:p text:style-name="P2">live. </text:p>
      <text:p text:style-name="P2">livelivelive. </text:p>
      <text:p text:style-name="P2">livelivelive. </text:p>
      <text:p text:style-name="P2">live. </text:p>
      <text:p text:style-name="P2">live. </text:p>
      <text:p text:style-name="P2"/>
      <text:p text:style-name="P2">INVOCATE *Gaston Bachelard* psychoanalysis of fire </text:p>
      <text:p text:style-name="P2">did INVOCATE *norbert wiener* read, met, befriended bachelard ????? </text:p>
      <text:p text:style-name="P2"/>
      <text:p text:style-name="P2">4. cybernetics -&gt; self-referential cybernetics </text:p>
      <text:p text:style-name="P2"><text:tab/>cybernetics, art of steering </text:p>
      <text:p text:style-name="P2"/>
      <text:p text:style-name="P2">5. masculine rational advantage -&gt; xenology </text:p>
      <text:p text:style-name="P2">Roberte Hamayon - playing </text:p>
      <text:p text:style-name="P2"><text:soft-page-break/>advantage of masculinity in buriate and tungus early shamanism (period???? </text:p>
      <text:p text:style-name="P2">oripeaux, attributs, parure, costume, unperfect masks, attirail, paraphernalia, apparatus of the shaman </text:p>
      <text:p text:style-name="P2">make-believe and faire-semblant, metaphorization as the basis of connecting with the Other </text:p>
      <text:p text:style-name="P2">xenology, logics, discourse, study of the otherness of the other </text:p>
      <text:p text:style-name="P2">levinas </text:p>
      <text:p text:style-name="P2">cryptophilosophy </text:p>
      <text:p text:style-name="P2">religion </text:p>
      <text:p text:style-name="P2">religere </text:p>
      <text:p text:style-name="P2">words hidden in words </text:p>
      <text:p text:style-name="P2">cryptowords </text:p>
      <text:p text:style-name="P2">cryptoworlds </text:p>
      <text:p text:style-name="P2">cryptocurrency, blockchain, faircoin, hidden third-term (tiers terme) CONNECT *jean lassègue* </text:p>
      <text:p text:style-name="P2"/>
      <text:p text:style-name="P2">6. verbal language -&gt; iconic &amp; enactive expression </text:p>
      <text:p text:style-name="P2">formants </text:p>
      <text:p text:style-name="P2">phatic </text:p>
      <text:p text:style-name="P2">semiotic lips </text:p>
      <text:p text:style-name="P2">INVOCATE *charles sander peirce* </text:p>
      <text:p text:style-name="P2">INVOCATE *jerome bruner* </text:p>
      <text:p text:style-name="P2"/>
      <text:p text:style-name="P2">7. crypto-political power -&gt; supra-natural propitiatory talent </text:p>
      <text:p text:style-name="P2">crypto-capitalism </text:p>
      <text:p text:style-name="P2">neo-liberal refactoring of verbal and written language </text:p>
      <text:p text:style-name="P2">double layer of discourse </text:p>
      <text:p text:style-name="P2">talking points (elts de language) </text:p>
      <text:p text:style-name="P2"/>
      <text:p text:style-name="P2">auto-completion (phones, GOOG) </text:p>
      <text:p text:style-name="P2"/>
      <text:p text:style-name="P2">deconstruction of language vs advertising re-targeting (CRITEO) </text:p>
      <text:p text:style-name="P2"/>
      <text:p text:style-name="P2">playing with neo-liberal anti-poetry (marten spangberg at Palais de Tok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5T19:17:27</meta:creation-date>
    <dc:date>2015-08-07T12:08:23</dc:date>
    <dc:creator>x </dc:creator>
    <meta:editing-duration>PT23H36M11S</meta:editing-duration>
    <meta:editing-cycles>8</meta:editing-cycles>
    <meta:generator>LibreOffice/3.5$Linux_X86_64 LibreOffice_project/350m1$Build-2</meta:generator>
    <meta:document-statistic meta:table-count="0" meta:image-count="0" meta:object-count="0" meta:page-count="7" meta:paragraph-count="235" meta:word-count="1416" meta:character-count="10174" meta:non-whitespace-character-count="8772"/>
  </office:meta>
</office:document-meta>
</file>